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Inter" svg:font-family="Inter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8pt" style:font-size-asian="15.75pt" style:font-size-complex="18pt"/>
    </style:style>
    <style:style style:name="P2" style:family="paragraph" style:parent-style-name="Standard">
      <style:text-properties fo:font-size="18pt" officeooo:rsid="00255757" officeooo:paragraph-rsid="00255757" style:font-size-asian="15.75pt" style:font-size-complex="18pt"/>
    </style:style>
    <style:style style:name="P3" style:family="paragraph" style:parent-style-name="Standard">
      <style:text-properties fo:font-size="18pt" officeooo:rsid="002bad26" officeooo:paragraph-rsid="002bad26" style:font-size-asian="15.75pt" style:font-size-complex="18pt"/>
    </style:style>
    <style:style style:name="P4" style:family="paragraph" style:parent-style-name="Standard">
      <style:text-properties fo:font-size="18pt" officeooo:rsid="00314d4e" officeooo:paragraph-rsid="00314d4e" style:font-size-asian="15.75pt" style:font-size-complex="18pt"/>
    </style:style>
    <style:style style:name="P5" style:family="paragraph" style:parent-style-name="Standard">
      <style:text-properties fo:font-size="18pt" officeooo:rsid="0034e504" officeooo:paragraph-rsid="0034e504" style:font-size-asian="15.75pt" style:font-size-complex="18pt"/>
    </style:style>
    <style:style style:name="P6" style:family="paragraph" style:parent-style-name="Standard">
      <style:text-properties fo:font-size="18pt" fo:font-weight="bold" style:font-size-asian="18pt" style:font-weight-asian="bold" style:font-size-complex="18pt" style:font-weight-complex="bold"/>
    </style:style>
    <style:style style:name="P7" style:family="paragraph" style:parent-style-name="Standard">
      <style:text-properties fo:font-size="18pt" style:font-size-asian="18pt" style:font-size-complex="18pt"/>
    </style:style>
    <style:style style:name="P8" style:family="paragraph" style:parent-style-name="Standard">
      <style:paragraph-properties fo:text-align="center" style:justify-single-word="false"/>
      <style:text-properties fo:color="#c9211e" fo:font-size="18pt" fo:font-weight="bold" officeooo:rsid="001e3a66" officeooo:paragraph-rsid="001e3a66" style:font-size-asian="15.75pt" style:font-weight-asian="bold" style:font-size-complex="18pt" style:font-weight-complex="bold"/>
    </style:style>
    <style:style style:name="P9" style:family="paragraph" style:parent-style-name="Text_20_body">
      <style:text-properties loext:padding="0cm" loext:border="none"/>
    </style:style>
    <style:style style:name="P10" style:family="paragraph" style:parent-style-name="Text_20_body">
      <style:paragraph-properties fo:padding="0cm" fo:border="none"/>
      <style:text-properties loext:padding="0cm" loext:border="none"/>
    </style:style>
    <style:style style:name="P11" style:family="paragraph" style:parent-style-name="Text_20_body">
      <style:paragraph-properties fo:margin-top="0cm" fo:margin-bottom="0cm" loext:contextual-spacing="false"/>
      <style:text-properties loext:padding="0cm" loext:border="none"/>
    </style:style>
    <style:style style:name="T1" style:family="text">
      <style:text-properties fo:font-variant="normal" fo:text-transform="none" style:font-name="Inter" fo:font-size="12pt" fo:letter-spacing="normal" fo:font-style="normal" fo:font-weight="normal"/>
    </style:style>
    <style:style style:name="T2" style:family="text">
      <style:text-properties fo:font-variant="normal" fo:text-transform="none" fo:letter-spacing="normal"/>
    </style:style>
    <style:style style:name="T3" style:family="text">
      <style:text-properties fo:font-variant="normal" fo:text-transform="none" fo:letter-spacing="normal" loext:padding="0cm" loext:border="none"/>
    </style:style>
    <style:style style:name="T4" style:family="text">
      <style:text-properties loext:padding="0cm" loext:border="none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size="18pt" fo:font-weight="bold" style:font-size-asian="18pt" style:font-weight-asian="bold" style:font-size-complex="18pt" style:font-weight-complex="bold"/>
    </style:style>
    <style:style style:name="T7" style:family="text">
      <style:text-properties fo:font-size="18pt" style:font-size-asian="15.75pt" style:font-size-complex="18pt" loext:padding="0cm" loext:border="none"/>
    </style:style>
    <style:style style:name="T8" style:family="text">
      <style:text-properties fo:font-size="18pt" fo:font-weight="normal" officeooo:rsid="0023e76f" style:font-size-asian="18pt" style:font-weight-asian="normal" style:font-size-complex="18pt" style:font-weight-complex="normal"/>
    </style:style>
    <style:style style:name="T9" style:family="text">
      <style:text-properties fo:color="#4ec9b0"/>
    </style:style>
    <style:style style:name="T10" style:family="text">
      <style:text-properties fo:color="#4fc1ff"/>
    </style:style>
    <style:style style:name="T11" style:family="text">
      <style:text-properties fo:color="#9cdcfe"/>
    </style:style>
    <style:style style:name="T12" style:family="text">
      <style:text-properties fo:color="#d4d4d4"/>
    </style:style>
    <style:style style:name="T13" style:family="text">
      <style:text-properties fo:color="#ce9178"/>
    </style:style>
    <style:style style:name="T14" style:family="text">
      <style:text-properties fo:color="#569cd6"/>
    </style:style>
    <style:style style:name="T15" style:family="text">
      <style:text-properties style:font-size-asian="18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IAM with Terraform</text:p>
      <text:p text:style-name="Standard"><text:span text:style-name="T6">In this lab, we will learn how to deploy AWS resources using </text:span><text:span text:style-name="Source_20_Text"><text:span text:style-name="T6">Terraform </text:span></text:span><text:span text:style-name="T6">with the same mocking service that we use in the </text:span><text:span text:style-name="Source_20_Text"><text:span text:style-name="T6">AWS CLI </text:span></text:span><text:span text:style-name="T6">lab.</text:span></text:p>
      <text:p text:style-name="P1"/>
      <text:p text:style-name="Text_20_body"><text:span text:style-name="T6">Let's start off by creating an </text:span><text:span text:style-name="Source_20_Text"><text:span text:style-name="T6">IAM User </text:span></text:span><text:span text:style-name="T6">called </text:span><text:span text:style-name="Source_20_Text"><text:span text:style-name="T6">mary </text:span></text:span><text:span text:style-name="T6">but this time by making use of Terraform. In the configuration directory </text:span><text:span text:style-name="Source_20_Text"><text:span text:style-name="T6">/root/terraform-projects/IAM</text:span></text:span><text:span text:style-name="T6">, create a file called </text:span><text:span text:style-name="Source_20_Text"><text:span text:style-name="T6">iam-user.tf </text:span></text:span><text:span text:style-name="T6">with the following specifications:<text:line-break/>Resource Type: </text:span><text:span text:style-name="Source_20_Text"><text:span text:style-name="T6">aws_iam_user</text:span></text:span><text:span text:style-name="T6"><text:line-break/>Resource Name: </text:span><text:span text:style-name="Source_20_Text"><text:span text:style-name="T6">users</text:span></text:span><text:span text:style-name="T6"><text:line-break/>Name: </text:span><text:span text:style-name="Source_20_Text"><text:span text:style-name="T6">mary</text:span></text:span></text:p>
      <text:p text:style-name="Text_20_body"><text:span text:style-name="T6">Once the file has been created, run </text:span><text:span text:style-name="Source_20_Text"><text:span text:style-name="T6">terraform init</text:span></text:span><text:span text:style-name="T6">.</text:span></text:p>
      <text:p text:style-name="P1"/>
      <text:p text:style-name="P7">resource "aws_iam_user" "users" {</text:p>
      <text:p text:style-name="P7">name = "mary"</text:p>
      <text:p text:style-name="P7">}</text:p>
      <text:p text:style-name="P1"/>
      <text:p text:style-name="P6">terraform init command ran successfully.</text:p>
      <text:p text:style-name="Text_20_body"><text:span text:style-name="T6">Great! We now have a configuration file with a simple resource block for creating an IAM User with Terraform!<text:line-break/>Let's check if everything is in order for us to create this resource.<text:line-break/>Run </text:span><text:span text:style-name="Source_20_Text"><text:span text:style-name="T6">terraform plan </text:span></text:span><text:span text:style-name="T6">within this configuration.<text:line-break/></text:span><text:span text:style-name="T8">No</text:span></text:p>
      <text:p text:style-name="P7"/>
      <text:p text:style-name="P6">Why did the previous command fail?</text:p>
      <text:p text:style-name="P1">Error: Invalid AWS Region: </text:p>
      <text:p text:style-name="P1">│ </text:p>
      <text:p text:style-name="P1">│ <text:s text:c="2"/>with provider["registry.terraform.io/hashicorp/aws"],</text:p>
      <text:p text:style-name="P1">│ <text:s text:c="2"/>on &lt;empty&gt; line 0:</text:p>
      <text:p text:style-name="P2"><text:soft-page-break/>Ans: Region is not set</text:p>
      <text:p text:style-name="P1"/>
      <text:p text:style-name="Text_20_body"><text:span text:style-name="T6">Add a new file called </text:span><text:span text:style-name="Source_20_Text"><text:span text:style-name="T6">provider.tf </text:span></text:span><text:span text:style-name="T6">containing a provider block for </text:span><text:span text:style-name="Source_20_Text"><text:span text:style-name="T6">aws</text:span></text:span><text:span text:style-name="T6">.Inside this block add a single argument called </text:span><text:span text:style-name="Source_20_Text"><text:span text:style-name="T6">region </text:span></text:span><text:span text:style-name="T6">with the value </text:span><text:span text:style-name="Source_20_Text"><text:span text:style-name="T6">ca-central-1</text:span></text:span></text:p>
      <text:p text:style-name="Text_20_body"><text:span text:style-name="T6">You don't have to run a </text:span><text:span text:style-name="Source_20_Text"><text:span text:style-name="T6">terraform plan </text:span></text:span><text:span text:style-name="T6">or </text:span><text:span text:style-name="Source_20_Text"><text:span text:style-name="T6">apply </text:span></text:span><text:span text:style-name="T6">at this stage.</text:span></text:p>
      <text:p text:style-name="P7">provider "aws" {</text:p>
      <text:p text:style-name="P7">region = "ca-central-1"</text:p>
      <text:p text:style-name="P7"/>
      <text:p text:style-name="P7">}</text:p>
      <text:p text:style-name="P1"/>
      <text:p text:style-name="P1"/>
      <text:p text:style-name="Text_20_body"><text:span text:style-name="T6">Run a </text:span><text:span text:style-name="Source_20_Text"><text:span text:style-name="T6">terraform plan </text:span></text:span><text:span text:style-name="T6">now. Does it work?</text:span></text:p>
      <text:p text:style-name="P3">No</text:p>
      <text:p text:style-name="P3"/>
      <text:p text:style-name="Standard"><text:span text:style-name="T6">Great! We have added one user called </text:span><text:span text:style-name="Source_20_Text"><text:span text:style-name="T6">mary</text:span></text:span><text:span text:style-name="T6">. However, </text:span><text:span text:style-name="Source_20_Text"><text:span text:style-name="T6">project_sapphire </text:span></text:span><text:span text:style-name="T6">has 5 more people who need access to the </text:span><text:span text:style-name="Source_20_Text"><text:span text:style-name="T6">AWS </text:span></text:span><text:span text:style-name="T6">Account!<text:line-break/>Let's use the </text:span><text:span text:style-name="Source_20_Text"><text:span text:style-name="T6">count </text:span></text:span><text:span text:style-name="T6">meta-argument and the new </text:span><text:span text:style-name="Source_20_Text"><text:span text:style-name="T6">variables.tf </text:span></text:span><text:span text:style-name="T6">file created in the configuration directory to create these additional users!</text:span></text:p>
      <text:p text:style-name="P1"/>
      <text:p text:style-name="Standard"><text:span text:style-name="T6">What is the name of the variable that has been added to the </text:span><text:span text:style-name="Source_20_Text"><text:span text:style-name="T6">variables.tf </text:span></text:span><text:span text:style-name="T6">file?</text:span></text:p>
      <text:p text:style-name="P7">variable "project-sapphire-users" {</text:p>
      <text:p text:style-name="P7">type = list(string)</text:p>
      <text:p text:style-name="P7">default = [ "mary", "jack", "jill", "mack", "buzz", "mater"]</text:p>
      <text:p text:style-name="P7">}</text:p>
      <text:p text:style-name="P1"/>
      <text:p text:style-name="P4">Ans <text:s/><text:span text:style-name="T15">project-sapphire-users</text:span></text:p>
      <text:p text:style-name="P1"/>
      <text:p text:style-name="Standard"><text:soft-page-break/><text:span text:style-name="T6">What is the data type used for the variable called </text:span><text:span text:style-name="Source_20_Text"><text:span text:style-name="T6">project-sapphire-users</text:span></text:span><text:span text:style-name="T6">?</text:span></text:p>
      <text:p text:style-name="P5">Ans <text:span text:style-name="T15">list(string)</text:span></text:p>
      <text:p text:style-name="P1"/>
      <text:p text:style-name="Text_20_body"><text:span text:style-name="T6">Now, update the </text:span><text:span text:style-name="Source_20_Text"><text:span text:style-name="T6">iam-user.tf </text:span></text:span><text:span text:style-name="T6">to make use of the </text:span><text:span text:style-name="Source_20_Text"><text:span text:style-name="T6">count </text:span></text:span><text:span text:style-name="T6">meta-argument to loop through the </text:span><text:span text:style-name="Source_20_Text"><text:span text:style-name="T6">project-sapphire-users </text:span></text:span><text:span text:style-name="T6">variable and create all the users in the list.</text:span></text:p>
      <text:p text:style-name="Text_20_body"><text:span text:style-name="T6">You may want to make use of the </text:span><text:span text:style-name="Source_20_Text"><text:span text:style-name="T6">length </text:span></text:span><text:span text:style-name="T6">function to get the length of the list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Inter" svg:font-family="Inter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4-24T11:29:20.564827676</meta:creation-date>
    <dc:date>2024-04-24T11:41:40.999127884</dc:date>
    <meta:editing-duration>PT12M10S</meta:editing-duration>
    <meta:editing-cycles>21</meta:editing-cycles>
    <meta:generator>LibreOffice/6.4.7.2$Linux_X86_64 LibreOffice_project/40$Build-2</meta:generator>
    <meta:document-statistic meta:table-count="0" meta:image-count="0" meta:object-count="0" meta:page-count="3" meta:paragraph-count="33" meta:word-count="336" meta:character-count="2059" meta:non-whitespace-character-count="1749"/>
  </office:meta>
</office:document-meta>
</file>